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>
      <style:table-properties style:width="17.009cm" fo:margin-left="0cm" table:align="left"/>
    </style:style>
    <style:style style:name="Tabel1.A" style:family="table-column">
      <style:table-column-properties style:column-width="2.193cm"/>
    </style:style>
    <style:style style:name="Tabel1.B" style:family="table-column">
      <style:table-column-properties style:column-width="1.304cm"/>
    </style:style>
    <style:style style:name="Tabel1.C" style:family="table-column">
      <style:table-column-properties style:column-width="13.513cm"/>
    </style:style>
    <style:style style:name="Tabel1.A1" style:family="table-cell">
      <style:table-cell-properties fo:padding="0.097cm" fo:border-left="0.05pt solid #000000" fo:border-right="none" fo:border-top="0.05pt solid #000000" fo:border-bottom="none"/>
    </style:style>
    <style:style style:name="Tabel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libri" fo:font-size="11pt" officeooo:rsid="000288c4" officeooo:paragraph-rsid="000288c4" style:font-size-asian="11pt" style:font-size-complex="11pt"/>
    </style:style>
    <style:style style:name="P2" style:family="paragraph" style:parent-style-name="Table_20_Contents">
      <style:text-properties style:font-name="Calibri" fo:font-size="11pt" officeooo:rsid="000eaf09" officeooo:paragraph-rsid="000eaf09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font-name="Calibri" fo:font-size="11pt" fo:letter-spacing="normal" fo:font-style="normal" fo:font-weight="normal" officeooo:paragraph-rsid="000288c4" style:font-size-asian="11pt" style:font-size-complex="11pt"/>
    </style:style>
    <style:style style:name="P4" style:family="paragraph" style:parent-style-name="Standard">
      <style:text-properties fo:font-variant="normal" fo:text-transform="none" fo:color="#000000" style:font-name="Calibri" fo:font-size="11pt" fo:letter-spacing="normal" fo:font-style="normal" fo:font-weight="normal" officeooo:rsid="00102a99" officeooo:paragraph-rsid="00102a99" style:font-size-asian="11pt" style:font-size-complex="11pt"/>
    </style:style>
    <style:style style:name="P5" style:family="paragraph" style:parent-style-name="Standard">
      <style:text-properties fo:font-variant="normal" fo:text-transform="none" fo:color="#000000" style:font-name="Calibri" fo:font-size="11pt" fo:letter-spacing="normal" fo:font-style="normal" fo:font-weight="normal" officeooo:rsid="00102a99" officeooo:paragraph-rsid="00102a99" style:font-size-asian="11pt" style:font-size-complex="11pt"/>
    </style:style>
    <style:style style:name="T1" style:family="text">
      <style:text-properties officeooo:rsid="000eaf09"/>
    </style:style>
    <style:style style:name="T2" style:family="text">
      <style:text-properties style:font-name="Calibri1" style:font-style-asian="normal" style:font-weight-asian="normal" style:font-name-complex="Calibri2"/>
    </style:style>
    <style:style style:name="T3" style:family="text">
      <style:text-properties style:font-name="Calibri1" officeooo:rsid="00114ec0" style:font-style-asian="normal" style:font-weight-asian="normal" style:font-name-complex="Calibri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leLine94257405093520">
          <table:table-cell table:style-name="Tabel1.A1" office:value-type="string">
            <text:p text:style-name="P1">navn</text:p>
          </table:table-cell>
          <table:table-cell table:style-name="Tabel1.A1" office:value-type="string">
            <text:p text:style-name="P1">.ext</text:p>
          </table:table-cell>
          <table:table-cell table:style-name="Tabel1.C1" office:value-type="string">
            <text:p text:style-name="P1">beskrivelse</text:p>
          </table:table-cell>
        </table:table-row>
        <table:table-row table:style-name="TableLine94257405175872">
          <table:table-cell table:style-name="Tabel1.A2" office:value-type="string">
            <text:p text:style-name="P2">udtrækker</text:p>
          </table:table-cell>
          <table:table-cell table:style-name="Tabel1.A2" office:value-type="string">
            <text:p text:style-name="P1">.<text:span text:style-name="T1">py</text:span></text:p>
          </table:table-cell>
          <table:table-cell table:style-name="Tabel1.C2" office:value-type="string">
            <text:p text:style-name="P4">Placer din ordliste i mappen ”Måltekst”. Selv ordlisten skal være en tekstfil der ender på .txt Der kan ligeledes kun lægge en tekstfil i denne mappe ad gangen.</text:p>
            <text:p text:style-name="P4"/>
            <text:p text:style-name="P4">Scriptet er designet til at udtrække bestemte lydlige kombinationer, så som grammatiske endelser, men også lave en sortering efter hvad ordene skal begynde med eller have i indlyd.</text:p>
            <text:p text:style-name="P4"/>
            <text:p text:style-name="P4">Scriptet kan med formål benyttes til at sammenligne lydforhold mellem beslægtede sprog. Først laves en sorteret liste med det ene sprog, og så en sorteret liste med det andet sprog.<text:line-break/><text:line-break/>Scriptet vil overskrive filerne i mappen ”Resultat”, så når du har din liste fra første sprog, så giv den et nyt navn inden du kører scriptet på andet sprog.</text:p>
            <text:p text:style-name="P4"/>
            <text:p text:style-name="P4"><text:span text:style-name="T2">Scriptet sættes i gang ved at dobbeltklippe på Bash-scriptet ved navn ”</text:span><text:span text:style-name="T3">udtrækker</text:span><text:span text:style-name="T2">_sort.bat” hvis er på Windows. Hvis du har Mac, Linux eller UNIX, køres det med filen ”</text:span><text:span text:style-name="T3">udtrækker</text:span><text:span text:style-name="T2">_sort.sh”</text:span></text:p>
            <text:p text:style-name="P4"/>
            <text:p text:style-name="P4">Resultatet gemmes i en tekstfil der gemmes i mappen ”Resultat”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8M48S</meta:editing-duration>
    <meta:editing-cycles>18</meta:editing-cycles>
    <meta:generator>LibreOffice/6.4.7.2$Linux_X86_64 LibreOffice_project/40$Build-2</meta:generator>
    <dc:date>2021-07-20T16:51:12.351898786</dc:date>
    <meta:document-statistic meta:table-count="1" meta:image-count="0" meta:object-count="0" meta:page-count="1" meta:paragraph-count="10" meta:word-count="158" meta:character-count="959" meta:non-whitespace-character-count="810"/>
  </office:meta>
</office:document-meta>
</file>